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1" table:default-cell-style-name="Default"/>
        <table:table-column table:style-name="co1" table:number-columns-repeated="4" table:default-cell-style-name="ce3"/>
        <table:table-row table:style-name="ro1">
          <table:table-cell table:number-columns-repeated="8"/>
          <table:table-cell office:value-type="string" calcext:value-type="string">
            <text:p>0 e 1 = 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 e 0 = 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0 e 0 = 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1 e 1 = 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4" office:value-type="string" calcext:value-type="string">
            <text:p>S0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S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string" calcext:value-type="string">
            <text:p>0 → 3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C/D/</text:p>
          </table:table-cell>
          <table:table-cell table:style-name="ce2" office:value-type="string" calcext:value-type="string">
            <text:p>C/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D/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string" calcext:value-type="string">
            <text:p>1 → 2</text:p>
          </table:table-cell>
          <table:table-cell table:style-name="ce5" office:value-type="string" calcext:value-type="string">
            <text:p>A/B/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office:value-type="string" calcext:value-type="string">
            <text:p>2 → 5</text:p>
          </table:table-cell>
          <table:table-cell table:style-name="ce5" office:value-type="string" calcext:value-type="string">
            <text:p>A/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3 → 1 </text:p>
          </table:table-cell>
          <table:table-cell table:style-name="ce5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B/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5 → 8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 table:number-columns-spanned="3" table:number-rows-spanned="1">
            <text:p>S = ABC/D/ + A/BD + BCD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string" calcext:value-type="string">
            <text:p>8 → 12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C/D/</text:p>
          </table:table-cell>
          <table:table-cell table:style-name="ce2" office:value-type="string" calcext:value-type="string">
            <text:p>C/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D/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/B/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/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AB/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 table:number-columns-spanned="4" table:number-rows-spanned="1">
            <text:p>S = AC/D/ + A/BD + ACD + A/B/CD/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10"/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C/D/</text:p>
          </table:table-cell>
          <table:table-cell table:style-name="ce2" office:value-type="string" calcext:value-type="string">
            <text:p>C/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D/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/B/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/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B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office:value-type="string" calcext:value-type="string" table:number-columns-spanned="3" table:number-rows-spanned="1">
            <text:p>S = A/B/ + A/C/D/ + AD + CD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0"/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C/D/</text:p>
          </table:table-cell>
          <table:table-cell table:style-name="ce2" office:value-type="string" calcext:value-type="string">
            <text:p>C/D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D/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/B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/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5" office:value-type="string" calcext:value-type="string">
            <text:p>AB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office:value-type="string" calcext:value-type="string" table:number-columns-spanned="3" table:number-rows-spanned="1">
            <text:p>S A/C/ + CD + AC + CD/</text:p>
          </table:table-cell>
          <table:covered-table-cell table:number-columns-repeated="2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0:05:25.8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21:36:32.800000000</meta:creation-date>
    <dc:date>2023-12-14T10:42:40.026000000</dc:date>
    <meta:editing-duration>PT1H10M54S</meta:editing-duration>
    <meta:editing-cycles>3</meta:editing-cycles>
    <meta:generator>LibreOffice/7.6.2.1$Windows_X86_64 LibreOffice_project/56f7684011345957bbf33a7ee678afaf4d2ba333</meta:generator>
    <meta:document-statistic meta:table-count="1" meta:cell-count="266" meta:object-count="0"/>
  </office:meta>
</office:document-meta>
</file>